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5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8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10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13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14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15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 style:list-style-name="L6">
      <style:text-properties style:font-name="Liberation Serif" fo:font-weight="bold" officeooo:rsid="000cb476" officeooo:paragraph-rsid="000cb476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0cb476" officeooo:paragraph-rsid="000cb476" style:font-weight-asian="bold" style:font-weight-complex="bol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ed1c24"/>
    </style:style>
    <style:style style:name="T5" style:family="text">
      <style:text-properties fo:color="#ed1c24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3">ICMS</text:p>
          </table:table-cell>
        </table:table-row>
      </table:table>
      <text:p text:style-name="P2"/>
      <text:list xml:id="list2312293803" text:style-name="L1">
        <text:list-item>
          <text:p text:style-name="P6">Finalidade fiscal;</text:p>
        </text:list-item>
        <text:list-item>
          <text:p text:style-name="P6">Tributo real;</text:p>
        </text:list-item>
        <text:list-item>
          <text:p text:style-name="P6">Proporcional;</text:p>
        </text:list-item>
        <text:list-item>
          <text:p text:style-name="P6">Plurifásico → incide sobre todas as etapas de circulação de mercadorias <text:span text:style-name="T1">(exceto o ICMS-Combutíveis, que é monofásico);</text:span></text:p>
        </text:list-item>
        <text:list-item>
          <text:p text:style-name="P9">Indireto;</text:p>
        </text:list-item>
        <text:list-item>
          <text:p text:style-name="P7">Não cumulativo;</text:p>
        </text:list-item>
        <text:list-item>
          <text:p text:style-name="P12">Poderá ser ou não ser seletivo.</text:p>
        </text:list-item>
      </text:list>
      <text:p text:style-name="P8"/>
      <text:p text:style-name="P10">Em regra:</text:p>
      <text:list xml:id="list2567460839" text:style-name="L2">
        <text:list-item>
          <text:p text:style-name="P11">A entrada desonerada do ICMS não gera direito de crédito por parte do adquirente das mercadorias;</text:p>
        </text:list-item>
        <text:list-item>
          <text:p text:style-name="P11">A saída desonerada do ICMS acarretará a anulação do crédito relativo às operações anteriores.</text:p>
        </text:list-item>
      </text:list>
      <text:p text:style-name="P10">Mas uma <text:span text:style-name="T2">lei</text:span> poderá estabelecer a manutenção dos créditos do ICMS em casos de operações isentas ou não tributadas.</text:p>
      <text:p text:style-name="P10"/>
      <text:p text:style-name="P13">FG, BC e contribuintes do ICMS estão previstos na <text:span text:style-name="T2">LC 87/96</text:span> (Lei Kandir) e não no CTN.</text:p>
      <text:p text:style-name="P13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1">ICMS incidirá sobre:</text:p>
            <text:list xml:id="list1430274891" text:style-name="L3">
              <text:list-item>
                <text:p text:style-name="P22">circulação de mercadorias;</text:p>
              </text:list-item>
              <text:list-item>
                <text:p text:style-name="P22">prestações de serviços de transporte <text:span text:style-name="T2">interestadual e intermunicipal</text:span></text:p>
              </text:list-item>
              <text:list-item>
                <text:p text:style-name="P22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21">ainda que as operações e as prestações se iniciem no exterior.</text:p>
            <text:p text:style-name="P21"/>
            <text:p text:style-name="P16">Os contribuintes do ICMS são PF ou PJ que realizem com <text:span text:style-name="T2">habitualidade</text:span> ou em <text:span text:style-name="T2">volume que caracterize intuito comercial</text:span> as operações acima.</text:p>
            <text:p text:style-name="P16"/>
            <text:p text:style-name="P16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1690552412" text:style-name="L4">
              <text:list-item>
                <text:p text:style-name="P17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13"/>
      <text:p text:style-name="P14">Circulação de mercadorias → <text:span text:style-name="T2">jurídica</text:span>, deve haver mudança de propriedade.</text:p>
      <text:p text:style-name="P14"/>
      <text:p text:style-name="P14">STF, Súmula 573: <text:span text:style-name="T2">não</text:span> constitui FG do ICMS a saída física de máquinas, <text:s/>utensílios e implementos a título de <text:span text:style-name="T2">comodato</text:span>.</text:p>
      <text:p text:style-name="P14"/>
      <text:p text:style-name="P14">STJ, Súmula 166: <text:span text:style-name="T2">não</text:span> constitui FG do ICMS o simples deslocamento de mercadoria de um para outro estabelecimento do mesmo contribuinte.</text:p>
      <text:p text:style-name="P14"/>
      <text:p text:style-name="P15"><text:soft-page-break/>Os únicos <text:span text:style-name="T5">impostos</text:span> que podem incidir sobre as operações relativas a <text:span text:style-name="T2">energia elétrica, serviços de telecom, derivados de petróleo, combustíveis e minerais</text:span> são o <text:span text:style-name="T5">ICMS, II e IE</text:span>.</text:p>
      <text:p text:style-name="P15"/>
      <text:p text:style-name="P3">BC<text:span text:style-name="T3">: valor da operação ou o preço do serviço prestado.</text:span></text:p>
      <text:list xml:id="list819454115" text:style-name="L5">
        <text:list-item>
          <text:p text:style-name="P4">Atenção!<text:span text:style-name="T3"> O IPI </text:span>não<text:span text:style-name="T3"> integra a BC do ICMS quando ocorrer cumulativamente as seguintes situações:</text:span></text:p>
          <text:list>
            <text:list-item>
              <text:p text:style-name="P4"><text:span text:style-name="T3">operação realizada entre contribuintes;</text:span></text:p>
            </text:list-item>
            <text:list-item>
              <text:p text:style-name="P4"><text:span text:style-name="T3">relativa a produto destinado à industrialização ou comercialização; e</text:span></text:p>
            </text:list-item>
            <text:list-item>
              <text:p text:style-name="P4"><text:span text:style-name="T3">que configure FG de ambos IPI e ICMS.</text:span></text:p>
            </text:list-item>
          </text:list>
        </text:list-item>
      </text:list>
      <text:p text:style-name="P3"><text:span text:style-name="T3"/></text:p>
      <text:p text:style-name="P5">Alíquotas<text:span text:style-name="T3">:</text:span></text:p>
      <text:p text:style-name="P20"><text:span text:style-name="T3">CF, Art. 155, §2º, IV – </text:span>resolução do SF<text:span text:style-name="T3">, </text:span><text:span text:style-name="T4">de iniciativa do PR ou de 1/3 dos Senadores</text:span><text:span text:style-name="T3">, aprovada pela </text:span>maioria absoluta<text:span text:style-name="T3"> de seus membros, estabelecerá as alíquotas aplicáveis às operações e prestações, interestaduais e de exportação</text:span>;</text:p>
      <text:list xml:id="list375491979" text:style-name="L6">
        <text:list-item>
          <text:p text:style-name="P18"><text:span text:style-name="T3">após a EC 42/03, tornaram-se imunes ao ICMS todas as operações de exportação!</text:span></text:p>
        </text:list-item>
      </text:list>
      <text:p text:style-name="P19"><text:span text:style-name="T3"/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02T09:55:28.663000000</dc:date>
    <meta:editing-duration>PT51M1S</meta:editing-duration>
    <meta:editing-cycles>12</meta:editing-cycles>
    <meta:generator>LibreOffice/6.0.1.1$Windows_X86_64 LibreOffice_project/60bfb1526849283ce2491346ed2aa51c465abfe6</meta:generator>
    <meta:document-statistic meta:table-count="2" meta:image-count="0" meta:object-count="0" meta:page-count="2" meta:paragraph-count="34" meta:word-count="439" meta:character-count="2667" meta:non-whitespace-character-count="2277"/>
  </office:meta>
</office:document-meta>
</file>